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5401" officeooo:paragraph-rsid="000154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 ATITUDE RADICAL</text:p>
      <text:p text:style-name="P1"/>
      <text:p text:style-name="P1">Não vou seguir uma ordem para anotar as coisas aqui. O que eu lembrar, eu venho e escrevo.</text:p>
      <text:p text:style-name="P1"/>
      <text:p text:style-name="P1">FONTS: separar fonts para LINKS, TEXTOS, TITULOS e acho q só basicamente. </text:p>
      <text:p text:style-name="P1">CORES: montar a paleta de cor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9T18:29:39.851000000</meta:creation-date>
    <dc:date>2022-01-09T18:31:03.052000000</dc:date>
    <meta:editing-duration>PT1M32S</meta:editing-duration>
    <meta:editing-cycles>1</meta:editing-cycles>
    <meta:document-statistic meta:table-count="0" meta:image-count="0" meta:object-count="0" meta:page-count="1" meta:paragraph-count="4" meta:word-count="39" meta:character-count="219" meta:non-whitespace-character-count="183"/>
    <meta:generator>LibreOffice/7.0.4.2$Windows_X86_64 LibreOffice_project/dcf040e67528d9187c66b2379df5ea4407429775</meta:generator>
  </office:meta>
</office:document-meta>
</file>